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33H41M37.528051S" calcext:value-type="time">
            <text:p>1633:4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5H12M02.608S" calcext:value-type="time">
            <text:p>05:12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13H22M06.001S" calcext:value-type="time">
            <text:p>13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07:44:19.4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3T16:06:43.677000000</dc:date>
    <meta:editing-duration>P73DT3H23M56S</meta:editing-duration>
    <meta:editing-cycles>1919</meta:editing-cycles>
    <meta:generator>LibreOffice/7.2.6.2$Windows_X86_64 LibreOffice_project/b0ec3a565991f7569a5a7f5d24fed7f52653d754</meta:generator>
    <dc:creator>Benjamin Laws</dc:creator>
    <meta:document-statistic meta:table-count="2" meta:cell-count="2358" meta:object-count="0"/>
  </office:meta>
</office:document-meta>
</file>